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e23" officeooo:paragraph-rsid="001e2e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NAME: Ajm Ashif <text:tab/>Roll no. : T91/CSE/184041</text:p>
      <text:p text:style-name="Standard"/>
      <text:p text:style-name="Standard"/>
      <text:p text:style-name="Standard">CREATE TABLE books (<text:line-break/> <text:s text:c="2"/>bookid INTEGER PRIMARY KEY,<text:line-break/> <text:s text:c="2"/>title TEXT,<text:line-break/> <text:s text:c="2"/>author TEXT,<text:line-break/> <text:s text:c="2"/>price REAL);<text:line-break/><text:line-break/><text:line-break/><text:line-break/>INSERT INTO books VALUES (1034, "Mathematics", "M.l khanna", 520.50);<text:line-break/><text:line-break/>INSERT INTO books VALUES (2340, "Physics", "D.C Pandey", 495);<text:line-break/><text:line-break/><text:line-break/><text:line-break/>SELECT * FROM book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2:19:30.561000000</meta:creation-date>
    <dc:date>2021-08-19T12:21:26.329000000</dc:date>
    <meta:editing-duration>PT2M</meta:editing-duration>
    <meta:editing-cycles>1</meta:editing-cycles>
    <meta:document-statistic meta:table-count="0" meta:image-count="0" meta:object-count="0" meta:page-count="1" meta:paragraph-count="2" meta:word-count="43" meta:character-count="301" meta:non-whitespace-character-count="240"/>
    <meta:generator>Trio_Office/6.2.8.2$Windows_x86 LibreOffice_project/</meta:generator>
  </office:meta>
</office:document-meta>
</file>